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Usuario@Usuario-PC </text:span><text:span text:style-name="T2">MINGW64 </text:span><text:span text:style-name="T3">/</text:span></text:p>
      <text:p text:style-name="P2">$ cd c: Users/Usuario/Documents/DAW/Programacion/Ejercicios</text:p>
      <text:p text:style-name="P2">bash: cd: too many arguments</text:p>
      <text:p text:style-name="P2"/>
      <text:p text:style-name="P1"><text:span text:style-name="T1">Usuario@Usuario-PC </text:span><text:span text:style-name="T2">MINGW64 </text:span><text:span text:style-name="T3">/</text:span></text:p>
      <text:p text:style-name="P2">$ cd c</text:p>
      <text:p text:style-name="P2"/>
      <text:p text:style-name="P1"><text:span text:style-name="T1">Usuario@Usuario-PC </text:span><text:span text:style-name="T2">MINGW64 </text:span><text:span text:style-name="T3">/c</text:span></text:p>
      <text:p text:style-name="P2">$ cd <text:s/>Users/Usuario/Documents/DAW/Programacion/Ejercicios</text:p>
      <text:p text:style-name="P2"/>
      <text:p text:style-name="P1"><text:span text:style-name="T1">Usuario@Usuario-PC </text:span><text:span text:style-name="T2">MINGW64 </text:span><text:span text:style-name="T3">~/Documents/DAW/Programacion/Ejercicios</text:span><text:span text:style-name="T4"> (master)</text:span></text:p>
      <text:p text:style-name="P2">$ git remote add origin https://github.com/lolin169/tareagitcampus</text:p>
      <text:p text:style-name="P2">fatal: remote origin already exists.</text:p>
      <text:p text:style-name="P2"/>
      <text:p text:style-name="P1"><text:span text:style-name="T1">Usuario@Usuario-PC </text:span><text:span text:style-name="T2">MINGW64 </text:span><text:span text:style-name="T3">~/Documents/DAW/Programacion/Ejercicios</text:span><text:span text:style-name="T4"> (master)</text:span></text:p>
      <text:p text:style-name="P2">$ git push -u --all origin</text:p>
      <text:p text:style-name="P2">Enumerating objects: 33, done.</text:p>
      <text:p text:style-name="P2">Counting objects: 100% (33/33), done.</text:p>
      <text:p text:style-name="P2">Delta compression using up to 4 threads</text:p>
      <text:p text:style-name="P2">Compressing objects: 100% (24/24), done.</text:p>
      <text:p text:style-name="P2">Writing objects: 100% (33/33), 2.90 KiB | 741.00 KiB/s, done.</text:p>
      <text:p text:style-name="P2">Total 33 (delta 2), reused 0 (delta 0)</text:p>
      <text:p text:style-name="P2">remote: Resolving deltas: 100% (2/2), done.</text:p>
      <text:p text:style-name="P2">To https://github.com/lolin169/tareagitcampus.git</text:p>
      <text:p text:style-name="P2"><text:s/>* [new branch] <text:s text:c="5"/>develop -&gt; develop</text:p>
      <text:p text:style-name="P2"><text:s/>* [new branch] <text:s text:c="5"/>hotfixes -&gt; hotfixes</text:p>
      <text:p text:style-name="P2"><text:s/>* [new branch] <text:s text:c="5"/>master -&gt; master</text:p>
      <text:p text:style-name="P2">Branch 'develop' set up to track remote branch 'develop' from 'origin'.</text:p>
      <text:p text:style-name="P2">Branch 'hotfixes' set up to track remote branch 'hotfixes' from 'origin'.</text:p>
      <text:p text:style-name="P2">Branch 'master' set up to track remote branch 'master' from 'origin'.</text:p>
      <text:p text:style-name="P2"/>
      <text:p text:style-name="P1"><text:span text:style-name="T1">Usuario@Usuario-PC </text:span><text:span text:style-name="T2">MINGW64 </text:span><text:span text:style-name="T3">~/Documents/DAW/Programacion/Ejercicios</text:span><text:span text:style-name="T4"> (master)</text:span></text:p>
      <text:p text:style-name="P2">$ git push tags</text:p>
      <text:p text:style-name="P2">fatal: 'tags' does not appear to be a git repository</text:p>
      <text:p text:style-name="P2">fatal: Could not read from remote repository.</text:p>
      <text:p text:style-name="P2"/>
      <text:p text:style-name="P2">Please make sure you have the correct access rights</text:p>
      <text:p text:style-name="P2">and the repository exists.</text:p>
      <text:p text:style-name="P2"/>
      <text:p text:style-name="P1"><text:span text:style-name="T1">Usuario@Usuario-PC </text:span><text:span text:style-name="T2">MINGW64 </text:span><text:span text:style-name="T3">~/Documents/DAW/Programacion/Ejercicios</text:span><text:span text:style-name="T4"> (master)</text:span></text:p>
      <text:p text:style-name="P2">$ git push --tags</text:p>
      <text:p text:style-name="P2">Total 0 (delta 0), reused 0 (delta 0)</text:p>
      <text:p text:style-name="P2">To https://github.com/lolin169/tareagitcampus.git</text:p>
      <text:p text:style-name="P2"><text:s/>* [new tag] <text:s text:c="8"/>v0.1 -&gt; v0.1</text:p>
      <text:p text:style-name="P2"><text:s/>* [new tag] <text:s text:c="8"/>v1.0 -&gt; v1.0</text:p>
      <text:p text:style-name="P2"/>
      <text:p text:style-name="P1"><text:span text:style-name="T1">Usuario@Usuario-PC </text:span><text:span text:style-name="T2">MINGW64 </text:span><text:span text:style-name="T3">~/Documents/DAW/Programacion/Ejercicios</text:span><text:span text:style-name="T4"> (master)</text:span></text:p>
      <text:p text:style-name="P2">$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7T15:23:11.52</meta:creation-date>
    <meta:document-statistic meta:table-count="0" meta:image-count="0" meta:object-count="0" meta:page-count="1" meta:paragraph-count="40" meta:word-count="222" meta:character-count="1764"/>
    <dc:date>2020-10-07T15:24:05.97</dc:date>
    <meta:editing-duration>PT54S</meta:editing-duration>
    <meta:editing-cycles>1</meta:editing-cycles>
    <meta:generator>OpenOffice/4.1.2$Win32 OpenOffice.org_project/412m3$Build-9782</meta:generator>
  </office:meta>
</office:document-meta>
</file>